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MPUTE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value-type" style:repeat-content="false"/>
      <style:paragraph-properties fo:margin-left="0in"/>
      <style:text-properties style:text-underline-style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UMS</text:p>
          </table:table-cell>
          <table:table-cell office:value-type="string" calcext:value-type="string">
            <text:p>NUMT</text:p>
          </table:table-cell>
          <table:table-cell office:value-type="string" calcext:value-type="string">
            <text:p>MFLOPS</text:p>
          </table:table-cell>
          <table:table-cell table:style-name="Default" office:value-type="string" calcext:value-type="string">
            <text:p>(VOLUME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3.5528" calcext:value-type="float">
            <text:p>13.552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3.6297" calcext:value-type="float">
            <text:p>13.629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3.6558" calcext:value-type="float">
            <text:p>13.655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3.678" calcext:value-type="float">
            <text:p>13.67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.948" calcext:value-type="float">
            <text:p>15.94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7.2703" calcext:value-type="float">
            <text:p>27.270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7.3386" calcext:value-type="float">
            <text:p>27.338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7.348" calcext:value-type="float">
            <text:p>27.34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7.3548" calcext:value-type="float">
            <text:p>27.3548</text:p>
          </table:table-cell>
          <table:table-cell office:value-type="string" calcext:value-type="string">
            <text:p>(14.0625)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4.3623" calcext:value-type="float">
            <text:p>34.3623</text:p>
          </table:table-cell>
          <table:table-cell office:value-type="string" calcext:value-type="string">
            <text:p>(14.0625)</text:p>
          </table:table-cell>
          <table:table-cell table:formula="of:=AVERAGE([.C2:.C11])" office:value-type="float" office:value="21.41383" calcext:value-type="float">
            <text:p>21.41383</text:p>
          </table:table-cell>
          <table:table-cell office:value-type="float" office:value="21.41383" calcext:value-type="float">
            <text:p>21.413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3.606" calcext:value-type="float">
            <text:p>13.60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3.6132" calcext:value-type="float">
            <text:p>13.613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3.6313" calcext:value-type="float">
            <text:p>13.631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3.6411" calcext:value-type="float">
            <text:p>13.641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.3394" calcext:value-type="float">
            <text:p>15.339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7.0914" calcext:value-type="float">
            <text:p>17.091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8.1713" calcext:value-type="float">
            <text:p>18.171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7.4009" calcext:value-type="float">
            <text:p>27.400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7.4064" calcext:value-type="float">
            <text:p>27.4064</text:p>
          </table:table-cell>
          <table:table-cell office:value-type="string" calcext:value-type="string">
            <text:p>(14.0625)</text:p>
          </table:table-cell>
          <table:table-cell table:style-name="ce2" table:formula="of:=AVERAGE([.C12:.C21])" office:value-type="float" office:value="17.3501" calcext:value-type="float">
            <text:p>17.3501</text:p>
          </table:table-cell>
          <table:table-cell office:value-type="float" office:value="17.3501" calcext:value-type="float">
            <text:p>17.350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5.7549" calcext:value-type="float">
            <text:p>15.754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6.1626" calcext:value-type="float">
            <text:p>16.162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6.1641" calcext:value-type="float">
            <text:p>16.164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6.1781" calcext:value-type="float">
            <text:p>16.178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6.3989" calcext:value-type="float">
            <text:p>16.398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6.4426" calcext:value-type="float">
            <text:p>16.442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6.4759" calcext:value-type="float">
            <text:p>16.475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6.7056" calcext:value-type="float">
            <text:p>16.705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7.7659" calcext:value-type="float">
            <text:p>17.765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8.2587" calcext:value-type="float">
            <text:p>18.2587</text:p>
          </table:table-cell>
          <table:table-cell office:value-type="string" calcext:value-type="string">
            <text:p>(14.0625)</text:p>
          </table:table-cell>
          <table:table-cell table:formula="of:=AVERAGE([.C22:.C31])" office:value-type="float" office:value="16.63073" calcext:value-type="float">
            <text:p>16.63073</text:p>
          </table:table-cell>
          <table:table-cell office:value-type="float" office:value="16.63073" calcext:value-type="float">
            <text:p>16.6307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3.2285" calcext:value-type="float">
            <text:p>23.228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3.2611" calcext:value-type="float">
            <text:p>23.261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3.8087" calcext:value-type="float">
            <text:p>23.808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3.9302" calcext:value-type="float">
            <text:p>23.930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5.4671" calcext:value-type="float">
            <text:p>25.467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6.64" calcext:value-type="float">
            <text:p>26.6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6.7271" calcext:value-type="float">
            <text:p>26.727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6.7307" calcext:value-type="float">
            <text:p>26.730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6.7361" calcext:value-type="float">
            <text:p>26.736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6.8904" calcext:value-type="float">
            <text:p>26.8904</text:p>
          </table:table-cell>
          <table:table-cell office:value-type="string" calcext:value-type="string">
            <text:p>(14.0625)</text:p>
          </table:table-cell>
          <table:table-cell table:formula="of:=AVERAGE([.C32:.C41])" office:value-type="float" office:value="25.34199" calcext:value-type="float">
            <text:p>25.34199</text:p>
          </table:table-cell>
          <table:table-cell office:value-type="float" office:value="25.34199" calcext:value-type="float">
            <text:p>25.3419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33.6319" calcext:value-type="float">
            <text:p>33.631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34.0182" calcext:value-type="float">
            <text:p>34.018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34.1533" calcext:value-type="float">
            <text:p>34.153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34.2443" calcext:value-type="float">
            <text:p>34.244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34.3029" calcext:value-type="float">
            <text:p>34.302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34.6611" calcext:value-type="float">
            <text:p>34.661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34.6629" calcext:value-type="float">
            <text:p>34.662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35.7582" calcext:value-type="float">
            <text:p>35.758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35.7884" calcext:value-type="float">
            <text:p>35.788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35.8195" calcext:value-type="float">
            <text:p>35.8195</text:p>
          </table:table-cell>
          <table:table-cell office:value-type="string" calcext:value-type="string">
            <text:p>(14.0625)</text:p>
          </table:table-cell>
          <table:table-cell table:formula="of:=AVERAGE([.C42:.C51])" office:value-type="float" office:value="34.70407" calcext:value-type="float">
            <text:p>34.70407</text:p>
          </table:table-cell>
          <table:table-cell office:value-type="float" office:value="34.70407" calcext:value-type="float">
            <text:p>34.70407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" calcext:value-type="float">
            <text:p>1</text:p>
          </table:table-cell>
          <table:table-cell office:value-type="float" office:value="35.1089" calcext:value-type="float">
            <text:p>35.108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" calcext:value-type="float">
            <text:p>1</text:p>
          </table:table-cell>
          <table:table-cell office:value-type="float" office:value="35.7712" calcext:value-type="float">
            <text:p>35.771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" calcext:value-type="float">
            <text:p>1</text:p>
          </table:table-cell>
          <table:table-cell office:value-type="float" office:value="35.8169" calcext:value-type="float">
            <text:p>35.816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" calcext:value-type="float">
            <text:p>1</text:p>
          </table:table-cell>
          <table:table-cell office:value-type="float" office:value="35.9842" calcext:value-type="float">
            <text:p>35.984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" calcext:value-type="float">
            <text:p>1</text:p>
          </table:table-cell>
          <table:table-cell office:value-type="float" office:value="35.9929" calcext:value-type="float">
            <text:p>35.992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" calcext:value-type="float">
            <text:p>1</text:p>
          </table:table-cell>
          <table:table-cell office:value-type="float" office:value="36.2363" calcext:value-type="float">
            <text:p>36.236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" calcext:value-type="float">
            <text:p>1</text:p>
          </table:table-cell>
          <table:table-cell office:value-type="float" office:value="36.2396" calcext:value-type="float">
            <text:p>36.239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" calcext:value-type="float">
            <text:p>1</text:p>
          </table:table-cell>
          <table:table-cell office:value-type="float" office:value="36.2715" calcext:value-type="float">
            <text:p>36.271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" calcext:value-type="float">
            <text:p>1</text:p>
          </table:table-cell>
          <table:table-cell office:value-type="float" office:value="36.3048" calcext:value-type="float">
            <text:p>36.304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" calcext:value-type="float">
            <text:p>1</text:p>
          </table:table-cell>
          <table:table-cell office:value-type="float" office:value="36.305" calcext:value-type="float">
            <text:p>36.305</text:p>
          </table:table-cell>
          <table:table-cell office:value-type="string" calcext:value-type="string">
            <text:p>(14.0625)</text:p>
          </table:table-cell>
          <table:table-cell table:formula="of:=AVERAGE([.C52:.C60])" office:value-type="float" office:value="35.9695888888889" calcext:value-type="float">
            <text:p>35.9695888889</text:p>
          </table:table-cell>
          <table:table-cell office:value-type="float" office:value="35.9695888888889" calcext:value-type="float">
            <text:p>35.9695888889</text:p>
          </table:table-cell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" calcext:value-type="float">
            <text:p>1</text:p>
          </table:table-cell>
          <table:table-cell office:value-type="float" office:value="36.0166" calcext:value-type="float">
            <text:p>36.016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" calcext:value-type="float">
            <text:p>1</text:p>
          </table:table-cell>
          <table:table-cell office:value-type="float" office:value="36.1036" calcext:value-type="float">
            <text:p>36.103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" calcext:value-type="float">
            <text:p>1</text:p>
          </table:table-cell>
          <table:table-cell office:value-type="float" office:value="36.1108" calcext:value-type="float">
            <text:p>36.110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" calcext:value-type="float">
            <text:p>1</text:p>
          </table:table-cell>
          <table:table-cell office:value-type="float" office:value="36.1121" calcext:value-type="float">
            <text:p>36.112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" calcext:value-type="float">
            <text:p>1</text:p>
          </table:table-cell>
          <table:table-cell office:value-type="float" office:value="36.1399" calcext:value-type="float">
            <text:p>36.139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" calcext:value-type="float">
            <text:p>1</text:p>
          </table:table-cell>
          <table:table-cell office:value-type="float" office:value="36.1575" calcext:value-type="float">
            <text:p>36.157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" calcext:value-type="float">
            <text:p>1</text:p>
          </table:table-cell>
          <table:table-cell office:value-type="float" office:value="36.3237" calcext:value-type="float">
            <text:p>36.323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" calcext:value-type="float">
            <text:p>1</text:p>
          </table:table-cell>
          <table:table-cell office:value-type="float" office:value="36.353" calcext:value-type="float">
            <text:p>36.35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" calcext:value-type="float">
            <text:p>1</text:p>
          </table:table-cell>
          <table:table-cell office:value-type="float" office:value="36.3619" calcext:value-type="float">
            <text:p>36.361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" calcext:value-type="float">
            <text:p>1</text:p>
          </table:table-cell>
          <table:table-cell office:value-type="float" office:value="36.3635" calcext:value-type="float">
            <text:p>36.3635</text:p>
          </table:table-cell>
          <table:table-cell office:value-type="string" calcext:value-type="string">
            <text:p>(14.0625)</text:p>
          </table:table-cell>
          <table:table-cell table:formula="of:=AVERAGE([.C62:.C71])" office:value-type="float" office:value="36.20426" calcext:value-type="float">
            <text:p>36.20426</text:p>
          </table:table-cell>
          <table:table-cell office:value-type="float" office:value="36.20426" calcext:value-type="float">
            <text:p>36.204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7.1592" calcext:value-type="float">
            <text:p>27.159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7.1656" calcext:value-type="float">
            <text:p>27.165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7.1689" calcext:value-type="float">
            <text:p>27.168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7.1877" calcext:value-type="float">
            <text:p>27.187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7.1906" calcext:value-type="float">
            <text:p>27.190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7.1979" calcext:value-type="float">
            <text:p>27.197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7.27" calcext:value-type="float">
            <text:p>27.2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7.2751" calcext:value-type="float">
            <text:p>27.275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7.2751" calcext:value-type="float">
            <text:p>27.275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7.2805" calcext:value-type="float">
            <text:p>27.2805</text:p>
          </table:table-cell>
          <table:table-cell office:value-type="string" calcext:value-type="string">
            <text:p>(14.0625)</text:p>
          </table:table-cell>
          <table:table-cell table:formula="of:=AVERAGE([.C72:.C81])" office:value-type="float" office:value="27.21706" calcext:value-type="float">
            <text:p>27.21706</text:p>
          </table:table-cell>
          <table:table-cell office:value-type="float" office:value="27.21706" calcext:value-type="float">
            <text:p>27.217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7.1736" calcext:value-type="float">
            <text:p>27.173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7.1839" calcext:value-type="float">
            <text:p>27.183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7.1844" calcext:value-type="float">
            <text:p>27.184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7.1969" calcext:value-type="float">
            <text:p>27.196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7.1991" calcext:value-type="float">
            <text:p>27.199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7.2322" calcext:value-type="float">
            <text:p>27.232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7.2498" calcext:value-type="float">
            <text:p>27.249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7.2529" calcext:value-type="float">
            <text:p>27.252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7.2627" calcext:value-type="float">
            <text:p>27.262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7.2765" calcext:value-type="float">
            <text:p>27.2765</text:p>
          </table:table-cell>
          <table:table-cell office:value-type="string" calcext:value-type="string">
            <text:p>(14.0625)</text:p>
          </table:table-cell>
          <table:table-cell table:formula="of:=AVERAGE([.C82:.C91])" office:value-type="float" office:value="27.2212" calcext:value-type="float">
            <text:p>27.2212</text:p>
          </table:table-cell>
          <table:table-cell office:value-type="float" office:value="27.2212" calcext:value-type="float">
            <text:p>27.22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27.1561" calcext:value-type="float">
            <text:p>27.156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27.1779" calcext:value-type="float">
            <text:p>27.177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27.1802" calcext:value-type="float">
            <text:p>27.180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27.1859" calcext:value-type="float">
            <text:p>27.185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27.2024" calcext:value-type="float">
            <text:p>27.202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28.2049" calcext:value-type="float">
            <text:p>28.204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28.5162" calcext:value-type="float">
            <text:p>28.516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29.1366" calcext:value-type="float">
            <text:p>29.136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29.388" calcext:value-type="float">
            <text:p>29.38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29.6869" calcext:value-type="float">
            <text:p>29.6869</text:p>
          </table:table-cell>
          <table:table-cell office:value-type="string" calcext:value-type="string">
            <text:p>(14.0625)</text:p>
          </table:table-cell>
          <table:table-cell table:formula="of:=AVERAGE([.C92:.C101])" office:value-type="float" office:value="28.08351" calcext:value-type="float">
            <text:p>28.08351</text:p>
          </table:table-cell>
          <table:table-cell office:value-type="float" office:value="28.08351" calcext:value-type="float">
            <text:p>28.0835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7.8224" calcext:value-type="float">
            <text:p>37.822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8.7685" calcext:value-type="float">
            <text:p>38.768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9.7192" calcext:value-type="float">
            <text:p>39.719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0.2761" calcext:value-type="float">
            <text:p>40.276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0.2894" calcext:value-type="float">
            <text:p>40.289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0.514" calcext:value-type="float">
            <text:p>40.51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0.6946" calcext:value-type="float">
            <text:p>40.694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0.8344" calcext:value-type="float">
            <text:p>40.834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0.8707" calcext:value-type="float">
            <text:p>40.870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0.9151" calcext:value-type="float">
            <text:p>40.9151</text:p>
          </table:table-cell>
          <table:table-cell office:value-type="string" calcext:value-type="string">
            <text:p>(14.0625)</text:p>
          </table:table-cell>
          <table:table-cell table:formula="of:=AVERAGE([.C102:.C111])" office:value-type="float" office:value="40.07044" calcext:value-type="float">
            <text:p>40.07044</text:p>
          </table:table-cell>
          <table:table-cell office:value-type="float" office:value="40.07044" calcext:value-type="float">
            <text:p>40.0704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" calcext:value-type="float">
            <text:p>2</text:p>
          </table:table-cell>
          <table:table-cell office:value-type="float" office:value="58.4533" calcext:value-type="float">
            <text:p>58.453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" calcext:value-type="float">
            <text:p>2</text:p>
          </table:table-cell>
          <table:table-cell office:value-type="float" office:value="58.5325" calcext:value-type="float">
            <text:p>58.532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" calcext:value-type="float">
            <text:p>2</text:p>
          </table:table-cell>
          <table:table-cell office:value-type="float" office:value="61.3294" calcext:value-type="float">
            <text:p>61.329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" calcext:value-type="float">
            <text:p>2</text:p>
          </table:table-cell>
          <table:table-cell office:value-type="float" office:value="61.7361" calcext:value-type="float">
            <text:p>61.736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" calcext:value-type="float">
            <text:p>2</text:p>
          </table:table-cell>
          <table:table-cell office:value-type="float" office:value="61.7661" calcext:value-type="float">
            <text:p>61.766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" calcext:value-type="float">
            <text:p>2</text:p>
          </table:table-cell>
          <table:table-cell office:value-type="float" office:value="61.9306" calcext:value-type="float">
            <text:p>61.930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" calcext:value-type="float">
            <text:p>2</text:p>
          </table:table-cell>
          <table:table-cell office:value-type="float" office:value="64.3686" calcext:value-type="float">
            <text:p>64.368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" calcext:value-type="float">
            <text:p>2</text:p>
          </table:table-cell>
          <table:table-cell office:value-type="float" office:value="64.3882" calcext:value-type="float">
            <text:p>64.388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" calcext:value-type="float">
            <text:p>2</text:p>
          </table:table-cell>
          <table:table-cell office:value-type="float" office:value="65.1422" calcext:value-type="float">
            <text:p>65.142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" calcext:value-type="float">
            <text:p>2</text:p>
          </table:table-cell>
          <table:table-cell office:value-type="float" office:value="65.2727" calcext:value-type="float">
            <text:p>65.2727</text:p>
          </table:table-cell>
          <table:table-cell office:value-type="string" calcext:value-type="string">
            <text:p>(14.0625)</text:p>
          </table:table-cell>
          <table:table-cell table:formula="of:=AVERAGE([.C112:.C121])" office:value-type="float" office:value="62.29197" calcext:value-type="float">
            <text:p>62.29197</text:p>
          </table:table-cell>
          <table:table-cell office:value-type="float" office:value="62.29197" calcext:value-type="float">
            <text:p>62.29197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" calcext:value-type="float">
            <text:p>2</text:p>
          </table:table-cell>
          <table:table-cell office:value-type="float" office:value="70.1583" calcext:value-type="float">
            <text:p>70.158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" calcext:value-type="float">
            <text:p>2</text:p>
          </table:table-cell>
          <table:table-cell office:value-type="float" office:value="70.2129" calcext:value-type="float">
            <text:p>70.212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" calcext:value-type="float">
            <text:p>2</text:p>
          </table:table-cell>
          <table:table-cell office:value-type="float" office:value="70.232" calcext:value-type="float">
            <text:p>70.23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" calcext:value-type="float">
            <text:p>2</text:p>
          </table:table-cell>
          <table:table-cell office:value-type="float" office:value="70.2429" calcext:value-type="float">
            <text:p>70.242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" calcext:value-type="float">
            <text:p>2</text:p>
          </table:table-cell>
          <table:table-cell office:value-type="float" office:value="70.2765" calcext:value-type="float">
            <text:p>70.276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" calcext:value-type="float">
            <text:p>2</text:p>
          </table:table-cell>
          <table:table-cell office:value-type="float" office:value="70.3742" calcext:value-type="float">
            <text:p>70.374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" calcext:value-type="float">
            <text:p>2</text:p>
          </table:table-cell>
          <table:table-cell office:value-type="float" office:value="70.8835" calcext:value-type="float">
            <text:p>70.883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" calcext:value-type="float">
            <text:p>2</text:p>
          </table:table-cell>
          <table:table-cell office:value-type="float" office:value="70.8882" calcext:value-type="float">
            <text:p>70.888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" calcext:value-type="float">
            <text:p>2</text:p>
          </table:table-cell>
          <table:table-cell office:value-type="float" office:value="71.1016" calcext:value-type="float">
            <text:p>71.101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" calcext:value-type="float">
            <text:p>2</text:p>
          </table:table-cell>
          <table:table-cell office:value-type="float" office:value="72.0805" calcext:value-type="float">
            <text:p>72.0805</text:p>
          </table:table-cell>
          <table:table-cell office:value-type="string" calcext:value-type="string">
            <text:p>(14.0625)</text:p>
          </table:table-cell>
          <table:table-cell table:formula="of:=AVERAGE([.C122:.C131])" office:value-type="float" office:value="70.64506" calcext:value-type="float">
            <text:p>70.64506</text:p>
          </table:table-cell>
          <table:table-cell office:value-type="float" office:value="70.64506" calcext:value-type="float">
            <text:p>70.64506</text:p>
          </table:table-cell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2" calcext:value-type="float">
            <text:p>2</text:p>
          </table:table-cell>
          <table:table-cell office:value-type="float" office:value="71.3323" calcext:value-type="float">
            <text:p>71.332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2" calcext:value-type="float">
            <text:p>2</text:p>
          </table:table-cell>
          <table:table-cell office:value-type="float" office:value="71.3703" calcext:value-type="float">
            <text:p>71.370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2" calcext:value-type="float">
            <text:p>2</text:p>
          </table:table-cell>
          <table:table-cell office:value-type="float" office:value="71.615" calcext:value-type="float">
            <text:p>71.61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2" calcext:value-type="float">
            <text:p>2</text:p>
          </table:table-cell>
          <table:table-cell office:value-type="float" office:value="71.713" calcext:value-type="float">
            <text:p>71.71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2" calcext:value-type="float">
            <text:p>2</text:p>
          </table:table-cell>
          <table:table-cell office:value-type="float" office:value="71.846" calcext:value-type="float">
            <text:p>71.84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2" calcext:value-type="float">
            <text:p>2</text:p>
          </table:table-cell>
          <table:table-cell office:value-type="float" office:value="71.9077" calcext:value-type="float">
            <text:p>71.907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2" calcext:value-type="float">
            <text:p>2</text:p>
          </table:table-cell>
          <table:table-cell office:value-type="float" office:value="71.9116" calcext:value-type="float">
            <text:p>71.911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2" calcext:value-type="float">
            <text:p>2</text:p>
          </table:table-cell>
          <table:table-cell office:value-type="float" office:value="71.9516" calcext:value-type="float">
            <text:p>71.951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2" calcext:value-type="float">
            <text:p>2</text:p>
          </table:table-cell>
          <table:table-cell office:value-type="float" office:value="71.9835" calcext:value-type="float">
            <text:p>71.983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2" calcext:value-type="float">
            <text:p>2</text:p>
          </table:table-cell>
          <table:table-cell office:value-type="float" office:value="72.456" calcext:value-type="float">
            <text:p>72.456</text:p>
          </table:table-cell>
          <table:table-cell office:value-type="string" calcext:value-type="string">
            <text:p>(14.0625)</text:p>
          </table:table-cell>
          <table:table-cell table:formula="of:=AVERAGE([.C132:.C141])" office:value-type="float" office:value="71.8087" calcext:value-type="float">
            <text:p>71.8087</text:p>
          </table:table-cell>
          <table:table-cell office:value-type="float" office:value="71.8087" calcext:value-type="float">
            <text:p>71.80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53.9418" calcext:value-type="float">
            <text:p>53.941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54.0095" calcext:value-type="float">
            <text:p>54.009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54.0369" calcext:value-type="float">
            <text:p>54.036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54.0451" calcext:value-type="float">
            <text:p>54.045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54.0475" calcext:value-type="float">
            <text:p>54.047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54.0523" calcext:value-type="float">
            <text:p>54.052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54.0848" calcext:value-type="float">
            <text:p>54.084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54.1021" calcext:value-type="float">
            <text:p>54.102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54.238" calcext:value-type="float">
            <text:p>54.23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54.2386" calcext:value-type="float">
            <text:p>54.2386</text:p>
          </table:table-cell>
          <table:table-cell office:value-type="string" calcext:value-type="string">
            <text:p>(14.0625)</text:p>
          </table:table-cell>
          <table:table-cell table:formula="of:=AVERAGE([.C142:.C151])" office:value-type="float" office:value="54.07966" calcext:value-type="float">
            <text:p>54.07966</text:p>
          </table:table-cell>
          <table:table-cell office:value-type="float" office:value="54.07966" calcext:value-type="float">
            <text:p>54.079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4.1644" calcext:value-type="float">
            <text:p>54.164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4.2459" calcext:value-type="float">
            <text:p>54.245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4.3619" calcext:value-type="float">
            <text:p>54.361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4.3787" calcext:value-type="float">
            <text:p>54.378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4.3798" calcext:value-type="float">
            <text:p>54.379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4.3873" calcext:value-type="float">
            <text:p>54.387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4.3876" calcext:value-type="float">
            <text:p>54.387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4.3953" calcext:value-type="float">
            <text:p>54.395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4.4254" calcext:value-type="float">
            <text:p>54.425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4.5366" calcext:value-type="float">
            <text:p>54.5366</text:p>
          </table:table-cell>
          <table:table-cell office:value-type="string" calcext:value-type="string">
            <text:p>(14.0625)</text:p>
          </table:table-cell>
          <table:table-cell table:formula="of:=AVERAGE([.C152:.C161])" office:value-type="float" office:value="54.36629" calcext:value-type="float">
            <text:p>54.36629</text:p>
          </table:table-cell>
          <table:table-cell office:value-type="float" office:value="54.36629" calcext:value-type="float">
            <text:p>54.3662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54.2796" calcext:value-type="float">
            <text:p>54.279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54.301" calcext:value-type="float">
            <text:p>54.30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54.331" calcext:value-type="float">
            <text:p>54.33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54.3509" calcext:value-type="float">
            <text:p>54.350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54.3631" calcext:value-type="float">
            <text:p>54.363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54.4039" calcext:value-type="float">
            <text:p>54.403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54.4046" calcext:value-type="float">
            <text:p>54.404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54.4053" calcext:value-type="float">
            <text:p>54.405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54.4921" calcext:value-type="float">
            <text:p>54.492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54.5545" calcext:value-type="float">
            <text:p>54.5545</text:p>
          </table:table-cell>
          <table:table-cell office:value-type="string" calcext:value-type="string">
            <text:p>(14.0625)</text:p>
          </table:table-cell>
          <table:table-cell table:formula="of:=AVERAGE([.C162:.C171])" office:value-type="float" office:value="54.3886" calcext:value-type="float">
            <text:p>54.3886</text:p>
          </table:table-cell>
          <table:table-cell office:value-type="float" office:value="54.3886" calcext:value-type="float">
            <text:p>54.388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60.7029" calcext:value-type="float">
            <text:p>60.702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61.6328" calcext:value-type="float">
            <text:p>61.632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63.1558" calcext:value-type="float">
            <text:p>63.155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63.3846" calcext:value-type="float">
            <text:p>63.384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64.3549" calcext:value-type="float">
            <text:p>64.354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65.0766" calcext:value-type="float">
            <text:p>65.076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66.8425" calcext:value-type="float">
            <text:p>66.842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66.8456" calcext:value-type="float">
            <text:p>66.845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67.249" calcext:value-type="float">
            <text:p>67.24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69.7065" calcext:value-type="float">
            <text:p>69.7065</text:p>
          </table:table-cell>
          <table:table-cell office:value-type="string" calcext:value-type="string">
            <text:p>(14.0625)</text:p>
          </table:table-cell>
          <table:table-cell table:formula="of:=AVERAGE([.C172:.C181])" office:value-type="float" office:value="64.89512" calcext:value-type="float">
            <text:p>64.89512</text:p>
          </table:table-cell>
          <table:table-cell office:value-type="float" office:value="64.89512" calcext:value-type="float">
            <text:p>64.8951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float" office:value="100.224" calcext:value-type="float">
            <text:p>100.22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float" office:value="101.82" calcext:value-type="float">
            <text:p>101.8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float" office:value="101.845" calcext:value-type="float">
            <text:p>101.84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float" office:value="104.913" calcext:value-type="float">
            <text:p>104.91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float" office:value="105.459" calcext:value-type="float">
            <text:p>105.45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float" office:value="105.899" calcext:value-type="float">
            <text:p>105.89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float" office:value="106.12" calcext:value-type="float">
            <text:p>106.1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float" office:value="106.728" calcext:value-type="float">
            <text:p>106.72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float" office:value="93.4551" calcext:value-type="float">
            <text:p>93.455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float" office:value="95.3143" calcext:value-type="float">
            <text:p>95.3143</text:p>
          </table:table-cell>
          <table:table-cell office:value-type="string" calcext:value-type="string">
            <text:p>(14.0625)</text:p>
          </table:table-cell>
          <table:table-cell table:formula="of:=AVERAGE([.C182:.C191])" office:value-type="float" office:value="102.17774" calcext:value-type="float">
            <text:p>102.17774</text:p>
          </table:table-cell>
          <table:table-cell office:value-type="float" office:value="102.17774" calcext:value-type="float">
            <text:p>102.17774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128.305" calcext:value-type="float">
            <text:p>128.30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132.857" calcext:value-type="float">
            <text:p>132.85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132.985" calcext:value-type="float">
            <text:p>132.98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133.585" calcext:value-type="float">
            <text:p>133.58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134.089" calcext:value-type="float">
            <text:p>134.08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134.679" calcext:value-type="float">
            <text:p>134.67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135.622" calcext:value-type="float">
            <text:p>135.62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135.808" calcext:value-type="float">
            <text:p>135.80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138.25" calcext:value-type="float">
            <text:p>138.2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141.032" calcext:value-type="float">
            <text:p>141.032</text:p>
          </table:table-cell>
          <table:table-cell office:value-type="string" calcext:value-type="string">
            <text:p>(14.0625)</text:p>
          </table:table-cell>
          <table:table-cell table:formula="of:=AVERAGE([.C192:.C201])" office:value-type="float" office:value="134.7212" calcext:value-type="float">
            <text:p>134.7212</text:p>
          </table:table-cell>
          <table:table-cell office:value-type="float" office:value="134.7212" calcext:value-type="float">
            <text:p>134.7212</text:p>
          </table:table-cell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4" calcext:value-type="float">
            <text:p>4</text:p>
          </table:table-cell>
          <table:table-cell office:value-type="float" office:value="133.224" calcext:value-type="float">
            <text:p>133.22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4" calcext:value-type="float">
            <text:p>4</text:p>
          </table:table-cell>
          <table:table-cell office:value-type="float" office:value="137.843" calcext:value-type="float">
            <text:p>137.84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4" calcext:value-type="float">
            <text:p>4</text:p>
          </table:table-cell>
          <table:table-cell office:value-type="float" office:value="138.077" calcext:value-type="float">
            <text:p>138.07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4" calcext:value-type="float">
            <text:p>4</text:p>
          </table:table-cell>
          <table:table-cell office:value-type="float" office:value="138.258" calcext:value-type="float">
            <text:p>138.25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4" calcext:value-type="float">
            <text:p>4</text:p>
          </table:table-cell>
          <table:table-cell office:value-type="float" office:value="138.802" calcext:value-type="float">
            <text:p>138.80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4" calcext:value-type="float">
            <text:p>4</text:p>
          </table:table-cell>
          <table:table-cell office:value-type="float" office:value="139.096" calcext:value-type="float">
            <text:p>139.09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4" calcext:value-type="float">
            <text:p>4</text:p>
          </table:table-cell>
          <table:table-cell office:value-type="float" office:value="139.363" calcext:value-type="float">
            <text:p>139.36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4" calcext:value-type="float">
            <text:p>4</text:p>
          </table:table-cell>
          <table:table-cell office:value-type="float" office:value="139.676" calcext:value-type="float">
            <text:p>139.67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4" calcext:value-type="float">
            <text:p>4</text:p>
          </table:table-cell>
          <table:table-cell office:value-type="float" office:value="139.676" calcext:value-type="float">
            <text:p>139.67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4" calcext:value-type="float">
            <text:p>4</text:p>
          </table:table-cell>
          <table:table-cell office:value-type="float" office:value="139.986" calcext:value-type="float">
            <text:p>139.986</text:p>
          </table:table-cell>
          <table:table-cell office:value-type="string" calcext:value-type="string">
            <text:p>(14.0625)</text:p>
          </table:table-cell>
          <table:table-cell table:formula="of:=AVERAGE([.C202:.C211])" office:value-type="float" office:value="138.4001" calcext:value-type="float">
            <text:p>138.4001</text:p>
          </table:table-cell>
          <table:table-cell office:value-type="float" office:value="138.4001" calcext:value-type="float">
            <text:p>138.4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4.795" calcext:value-type="float">
            <text:p>104.79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5.669" calcext:value-type="float">
            <text:p>105.66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6.065" calcext:value-type="float">
            <text:p>106.06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6.142" calcext:value-type="float">
            <text:p>106.14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6.169" calcext:value-type="float">
            <text:p>106.16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6.3" calcext:value-type="float">
            <text:p>106.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6.399" calcext:value-type="float">
            <text:p>106.39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6.426" calcext:value-type="float">
            <text:p>106.42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99.7253" calcext:value-type="float">
            <text:p>99.725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99.8361" calcext:value-type="float">
            <text:p>99.8361</text:p>
          </table:table-cell>
          <table:table-cell office:value-type="string" calcext:value-type="string">
            <text:p>(14.0625)</text:p>
          </table:table-cell>
          <table:table-cell table:formula="of:=AVERAGE([.C212:.C221])" office:value-type="float" office:value="104.75264" calcext:value-type="float">
            <text:p>104.75264</text:p>
          </table:table-cell>
          <table:table-cell office:value-type="float" office:value="104.75264" calcext:value-type="float">
            <text:p>104.752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06.647" calcext:value-type="float">
            <text:p>106.64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07.859" calcext:value-type="float">
            <text:p>107.85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08.037" calcext:value-type="float">
            <text:p>108.03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08.085" calcext:value-type="float">
            <text:p>108.08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08.172" calcext:value-type="float">
            <text:p>108.17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08.172" calcext:value-type="float">
            <text:p>108.17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08.251" calcext:value-type="float">
            <text:p>108.25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08.252" calcext:value-type="float">
            <text:p>108.25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08.319" calcext:value-type="float">
            <text:p>108.31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08.383" calcext:value-type="float">
            <text:p>108.383</text:p>
          </table:table-cell>
          <table:table-cell office:value-type="string" calcext:value-type="string">
            <text:p>(14.0625)</text:p>
          </table:table-cell>
          <table:table-cell table:formula="of:=AVERAGE([.C222:.C231])" office:value-type="float" office:value="108.0177" calcext:value-type="float">
            <text:p>108.0177</text:p>
          </table:table-cell>
          <table:table-cell office:value-type="float" office:value="108.0177" calcext:value-type="float">
            <text:p>108.017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08.2" calcext:value-type="float">
            <text:p>108.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08.414" calcext:value-type="float">
            <text:p>108.41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08.445" calcext:value-type="float">
            <text:p>108.44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08.524" calcext:value-type="float">
            <text:p>108.52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08.649" calcext:value-type="float">
            <text:p>108.64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08.653" calcext:value-type="float">
            <text:p>108.65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08.703" calcext:value-type="float">
            <text:p>108.70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08.7" calcext:value-type="float">
            <text:p>108.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08.824" calcext:value-type="float">
            <text:p>108.82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08.906" calcext:value-type="float">
            <text:p>108.906</text:p>
          </table:table-cell>
          <table:table-cell office:value-type="string" calcext:value-type="string">
            <text:p>(14.0625)</text:p>
          </table:table-cell>
          <table:table-cell table:formula="of:=AVERAGE([.C232:.C241])" office:value-type="float" office:value="108.6018" calcext:value-type="float">
            <text:p>108.6018</text:p>
          </table:table-cell>
          <table:table-cell office:value-type="float" office:value="108.6018" calcext:value-type="float">
            <text:p>108.601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08.558" calcext:value-type="float">
            <text:p>108.55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08.695" calcext:value-type="float">
            <text:p>108.69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08.704" calcext:value-type="float">
            <text:p>108.70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08.71" calcext:value-type="float">
            <text:p>108.7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11.596" calcext:value-type="float">
            <text:p>111.59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12.688" calcext:value-type="float">
            <text:p>112.68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15.754" calcext:value-type="float">
            <text:p>115.75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16.842" calcext:value-type="float">
            <text:p>116.84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17.783" calcext:value-type="float">
            <text:p>117.78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17.788" calcext:value-type="float">
            <text:p>117.788</text:p>
          </table:table-cell>
          <table:table-cell office:value-type="string" calcext:value-type="string">
            <text:p>(14.0625)</text:p>
          </table:table-cell>
          <table:table-cell table:formula="of:=AVERAGE([.C242:.C251])" office:value-type="float" office:value="112.7118" calcext:value-type="float">
            <text:p>112.7118</text:p>
          </table:table-cell>
          <table:table-cell office:value-type="float" office:value="112.7118" calcext:value-type="float">
            <text:p>112.711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155.278" calcext:value-type="float">
            <text:p>155.27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161.908" calcext:value-type="float">
            <text:p>161.90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162.062" calcext:value-type="float">
            <text:p>162.06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162.369" calcext:value-type="float">
            <text:p>162.36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162.863" calcext:value-type="float">
            <text:p>162.86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163.42" calcext:value-type="float">
            <text:p>163.4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164.404" calcext:value-type="float">
            <text:p>164.40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164.565" calcext:value-type="float">
            <text:p>164.56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166.466" calcext:value-type="float">
            <text:p>166.46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168.509" calcext:value-type="float">
            <text:p>168.509</text:p>
          </table:table-cell>
          <table:table-cell office:value-type="string" calcext:value-type="string">
            <text:p>(14.0625)</text:p>
          </table:table-cell>
          <table:table-cell table:formula="of:=AVERAGE([.C252:.C261])" office:value-type="float" office:value="163.1844" calcext:value-type="float">
            <text:p>163.1844</text:p>
          </table:table-cell>
          <table:table-cell office:value-type="float" office:value="163.1844" calcext:value-type="float">
            <text:p>163.1844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221.647" calcext:value-type="float">
            <text:p>221.64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222.723" calcext:value-type="float">
            <text:p>222.72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232.294" calcext:value-type="float">
            <text:p>232.29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234.368" calcext:value-type="float">
            <text:p>234.36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235.091" calcext:value-type="float">
            <text:p>235.09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239.824" calcext:value-type="float">
            <text:p>239.82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241.474" calcext:value-type="float">
            <text:p>241.47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244.185" calcext:value-type="float">
            <text:p>244.18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245.904" calcext:value-type="float">
            <text:p>245.90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245.9" calcext:value-type="float">
            <text:p>245.9</text:p>
          </table:table-cell>
          <table:table-cell office:value-type="string" calcext:value-type="string">
            <text:p>(14.0625)</text:p>
          </table:table-cell>
          <table:table-cell table:formula="of:=AVERAGE([.C262:.C271])" office:value-type="float" office:value="236.341" calcext:value-type="float">
            <text:p>236.341</text:p>
          </table:table-cell>
          <table:table-cell office:value-type="float" office:value="236.341" calcext:value-type="float">
            <text:p>236.341</text:p>
          </table:table-cell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8" calcext:value-type="float">
            <text:p>8</text:p>
          </table:table-cell>
          <table:table-cell office:value-type="float" office:value="245.316" calcext:value-type="float">
            <text:p>245.31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8" calcext:value-type="float">
            <text:p>8</text:p>
          </table:table-cell>
          <table:table-cell office:value-type="float" office:value="245.503" calcext:value-type="float">
            <text:p>245.50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8" calcext:value-type="float">
            <text:p>8</text:p>
          </table:table-cell>
          <table:table-cell office:value-type="float" office:value="245.575" calcext:value-type="float">
            <text:p>245.57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8" calcext:value-type="float">
            <text:p>8</text:p>
          </table:table-cell>
          <table:table-cell office:value-type="float" office:value="251.058" calcext:value-type="float">
            <text:p>251.05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8" calcext:value-type="float">
            <text:p>8</text:p>
          </table:table-cell>
          <table:table-cell office:value-type="float" office:value="254.31" calcext:value-type="float">
            <text:p>254.3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8" calcext:value-type="float">
            <text:p>8</text:p>
          </table:table-cell>
          <table:table-cell office:value-type="float" office:value="255.917" calcext:value-type="float">
            <text:p>255.91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8" calcext:value-type="float">
            <text:p>8</text:p>
          </table:table-cell>
          <table:table-cell office:value-type="float" office:value="256.042" calcext:value-type="float">
            <text:p>256.04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8" calcext:value-type="float">
            <text:p>8</text:p>
          </table:table-cell>
          <table:table-cell office:value-type="float" office:value="256.052" calcext:value-type="float">
            <text:p>256.05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8" calcext:value-type="float">
            <text:p>8</text:p>
          </table:table-cell>
          <table:table-cell office:value-type="float" office:value="256.088" calcext:value-type="float">
            <text:p>256.08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8" calcext:value-type="float">
            <text:p>8</text:p>
          </table:table-cell>
          <table:table-cell office:value-type="float" office:value="256.202" calcext:value-type="float">
            <text:p>256.202</text:p>
          </table:table-cell>
          <table:table-cell office:value-type="string" calcext:value-type="string">
            <text:p>(14.0625)</text:p>
          </table:table-cell>
          <table:table-cell table:formula="of:=AVERAGE([.C272:.C281])" office:value-type="float" office:value="252.2063" calcext:value-type="float">
            <text:p>252.2063</text:p>
          </table:table-cell>
          <table:table-cell office:value-type="float" office:value="252.2063" calcext:value-type="float">
            <text:p>252.20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98.418" calcext:value-type="float">
            <text:p>198.41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99.308" calcext:value-type="float">
            <text:p>199.30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99.318" calcext:value-type="float">
            <text:p>199.31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99.345" calcext:value-type="float">
            <text:p>199.34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00.305" calcext:value-type="float">
            <text:p>200.30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00.391" calcext:value-type="float">
            <text:p>200.39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00.432" calcext:value-type="float">
            <text:p>200.43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01.029" calcext:value-type="float">
            <text:p>201.02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01.559" calcext:value-type="float">
            <text:p>201.55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01.744" calcext:value-type="float">
            <text:p>201.744</text:p>
          </table:table-cell>
          <table:table-cell office:value-type="string" calcext:value-type="string">
            <text:p>(14.0625)</text:p>
          </table:table-cell>
          <table:table-cell table:formula="of:=AVERAGE([.C282:.C291])" office:value-type="float" office:value="200.1849" calcext:value-type="float">
            <text:p>200.1849</text:p>
          </table:table-cell>
          <table:table-cell office:value-type="float" office:value="200.1849" calcext:value-type="float">
            <text:p>200.18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07.052" calcext:value-type="float">
            <text:p>207.05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11.409" calcext:value-type="float">
            <text:p>211.40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11.975" calcext:value-type="float">
            <text:p>211.97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12.299" calcext:value-type="float">
            <text:p>212.29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12.995" calcext:value-type="float">
            <text:p>212.99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13.002" calcext:value-type="float">
            <text:p>213.00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13.172" calcext:value-type="float">
            <text:p>213.17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13.185" calcext:value-type="float">
            <text:p>213.18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13.625" calcext:value-type="float">
            <text:p>213.62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13.74" calcext:value-type="float">
            <text:p>213.74</text:p>
          </table:table-cell>
          <table:table-cell office:value-type="string" calcext:value-type="string">
            <text:p>(14.0625)</text:p>
          </table:table-cell>
          <table:table-cell table:formula="of:=AVERAGE([.C292:.C301])" office:value-type="float" office:value="212.2454" calcext:value-type="float">
            <text:p>212.2454</text:p>
          </table:table-cell>
          <table:table-cell office:value-type="float" office:value="212.2454" calcext:value-type="float">
            <text:p>212.245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215.108" calcext:value-type="float">
            <text:p>215.10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216.068" calcext:value-type="float">
            <text:p>216.06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216.074" calcext:value-type="float">
            <text:p>216.07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216.098" calcext:value-type="float">
            <text:p>216.09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216.354" calcext:value-type="float">
            <text:p>216.35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216.447" calcext:value-type="float">
            <text:p>216.44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216.503" calcext:value-type="float">
            <text:p>216.50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216.534" calcext:value-type="float">
            <text:p>216.53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216.741" calcext:value-type="float">
            <text:p>216.74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216.75" calcext:value-type="float">
            <text:p>216.75</text:p>
          </table:table-cell>
          <table:table-cell office:value-type="string" calcext:value-type="string">
            <text:p>(14.0625)</text:p>
          </table:table-cell>
          <table:table-cell table:formula="of:=AVERAGE([.C302:.C311])" office:value-type="float" office:value="216.2677" calcext:value-type="float">
            <text:p>216.2677</text:p>
          </table:table-cell>
          <table:table-cell office:value-type="float" office:value="216.2677" calcext:value-type="float">
            <text:p>216.267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213.657" calcext:value-type="float">
            <text:p>213.65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217.368" calcext:value-type="float">
            <text:p>217.36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217.506" calcext:value-type="float">
            <text:p>217.50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217.53" calcext:value-type="float">
            <text:p>217.5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217.622" calcext:value-type="float">
            <text:p>217.62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217.659" calcext:value-type="float">
            <text:p>217.65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217.701" calcext:value-type="float">
            <text:p>217.70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217.829" calcext:value-type="float">
            <text:p>217.82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217.882" calcext:value-type="float">
            <text:p>217.88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217.961" calcext:value-type="float">
            <text:p>217.961</text:p>
          </table:table-cell>
          <table:table-cell office:value-type="string" calcext:value-type="string">
            <text:p>(14.0625)</text:p>
          </table:table-cell>
          <table:table-cell table:formula="of:=AVERAGE([.C312:.C321])" office:value-type="float" office:value="217.2715" calcext:value-type="float">
            <text:p>217.2715</text:p>
          </table:table-cell>
          <table:table-cell office:value-type="float" office:value="217.2715" calcext:value-type="float">
            <text:p>217.271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243.95" calcext:value-type="float">
            <text:p>243.9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246.195" calcext:value-type="float">
            <text:p>246.19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246.512" calcext:value-type="float">
            <text:p>246.51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251.459" calcext:value-type="float">
            <text:p>251.45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262.142" calcext:value-type="float">
            <text:p>262.14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264.015" calcext:value-type="float">
            <text:p>264.01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269.857" calcext:value-type="float">
            <text:p>269.85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269.971" calcext:value-type="float">
            <text:p>269.97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270.189" calcext:value-type="float">
            <text:p>270.18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280.137" calcext:value-type="float">
            <text:p>280.137</text:p>
          </table:table-cell>
          <table:table-cell office:value-type="string" calcext:value-type="string">
            <text:p>(14.0625)</text:p>
          </table:table-cell>
          <table:table-cell table:formula="of:=AVERAGE([.C322:.C331])" office:value-type="float" office:value="260.4427" calcext:value-type="float">
            <text:p>260.4427</text:p>
          </table:table-cell>
          <table:table-cell office:value-type="float" office:value="260.4427" calcext:value-type="float">
            <text:p>260.4427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6" calcext:value-type="float">
            <text:p>16</text:p>
          </table:table-cell>
          <table:table-cell office:value-type="float" office:value="394.204" calcext:value-type="float">
            <text:p>394.20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6" calcext:value-type="float">
            <text:p>16</text:p>
          </table:table-cell>
          <table:table-cell office:value-type="float" office:value="394.814" calcext:value-type="float">
            <text:p>394.81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6" calcext:value-type="float">
            <text:p>16</text:p>
          </table:table-cell>
          <table:table-cell office:value-type="float" office:value="407.845" calcext:value-type="float">
            <text:p>407.84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6" calcext:value-type="float">
            <text:p>16</text:p>
          </table:table-cell>
          <table:table-cell office:value-type="float" office:value="417.31" calcext:value-type="float">
            <text:p>417.3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6" calcext:value-type="float">
            <text:p>16</text:p>
          </table:table-cell>
          <table:table-cell office:value-type="float" office:value="421.156" calcext:value-type="float">
            <text:p>421.15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6" calcext:value-type="float">
            <text:p>16</text:p>
          </table:table-cell>
          <table:table-cell office:value-type="float" office:value="426.445" calcext:value-type="float">
            <text:p>426.44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6" calcext:value-type="float">
            <text:p>16</text:p>
          </table:table-cell>
          <table:table-cell office:value-type="float" office:value="441.919" calcext:value-type="float">
            <text:p>441.91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6" calcext:value-type="float">
            <text:p>16</text:p>
          </table:table-cell>
          <table:table-cell office:value-type="float" office:value="442.051" calcext:value-type="float">
            <text:p>442.05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6" calcext:value-type="float">
            <text:p>16</text:p>
          </table:table-cell>
          <table:table-cell office:value-type="float" office:value="442.794" calcext:value-type="float">
            <text:p>442.79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6" calcext:value-type="float">
            <text:p>16</text:p>
          </table:table-cell>
          <table:table-cell office:value-type="float" office:value="443.127" calcext:value-type="float">
            <text:p>443.127</text:p>
          </table:table-cell>
          <table:table-cell office:value-type="string" calcext:value-type="string">
            <text:p>(14.0625)</text:p>
          </table:table-cell>
          <table:table-cell table:formula="of:=AVERAGE([.C332:.C341])" office:value-type="float" office:value="423.1665" calcext:value-type="float">
            <text:p>423.1665</text:p>
          </table:table-cell>
          <table:table-cell office:value-type="float" office:value="423.1665" calcext:value-type="float">
            <text:p>423.1665</text:p>
          </table:table-cell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6" calcext:value-type="float">
            <text:p>16</text:p>
          </table:table-cell>
          <table:table-cell office:value-type="float" office:value="465.462" calcext:value-type="float">
            <text:p>465.46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6" calcext:value-type="float">
            <text:p>16</text:p>
          </table:table-cell>
          <table:table-cell office:value-type="float" office:value="465.669" calcext:value-type="float">
            <text:p>465.66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6" calcext:value-type="float">
            <text:p>16</text:p>
          </table:table-cell>
          <table:table-cell office:value-type="float" office:value="465.752" calcext:value-type="float">
            <text:p>465.75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6" calcext:value-type="float">
            <text:p>16</text:p>
          </table:table-cell>
          <table:table-cell office:value-type="float" office:value="465.832" calcext:value-type="float">
            <text:p>465.83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6" calcext:value-type="float">
            <text:p>16</text:p>
          </table:table-cell>
          <table:table-cell office:value-type="float" office:value="465.861" calcext:value-type="float">
            <text:p>465.86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6" calcext:value-type="float">
            <text:p>16</text:p>
          </table:table-cell>
          <table:table-cell office:value-type="float" office:value="465.877" calcext:value-type="float">
            <text:p>465.87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6" calcext:value-type="float">
            <text:p>16</text:p>
          </table:table-cell>
          <table:table-cell office:value-type="float" office:value="466.037" calcext:value-type="float">
            <text:p>466.03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6" calcext:value-type="float">
            <text:p>16</text:p>
          </table:table-cell>
          <table:table-cell office:value-type="float" office:value="471.287" calcext:value-type="float">
            <text:p>471.28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6" calcext:value-type="float">
            <text:p>16</text:p>
          </table:table-cell>
          <table:table-cell office:value-type="float" office:value="471.321" calcext:value-type="float">
            <text:p>471.32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6" calcext:value-type="float">
            <text:p>16</text:p>
          </table:table-cell>
          <table:table-cell office:value-type="float" office:value="471.48" calcext:value-type="float">
            <text:p>471.48</text:p>
          </table:table-cell>
          <table:table-cell office:value-type="string" calcext:value-type="string">
            <text:p>(14.0625)</text:p>
          </table:table-cell>
          <table:table-cell table:formula="of:=AVERAGE([.C342:.C351])" office:value-type="float" office:value="467.4578" calcext:value-type="float">
            <text:p>467.4578</text:p>
          </table:table-cell>
          <table:table-cell office:value-type="float" office:value="467.4578" calcext:value-type="float">
            <text:p>467.45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31.6185" calcext:value-type="float">
            <text:p>31.618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32.1466" calcext:value-type="float">
            <text:p>32.146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32.1865" calcext:value-type="float">
            <text:p>32.186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32.2367" calcext:value-type="float">
            <text:p>32.236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32.258" calcext:value-type="float">
            <text:p>32.25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32.43" calcext:value-type="float">
            <text:p>32.4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32.7019" calcext:value-type="float">
            <text:p>32.701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32.9582" calcext:value-type="float">
            <text:p>32.958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32.9632" calcext:value-type="float">
            <text:p>32.963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32.9697" calcext:value-type="float">
            <text:p>32.9697</text:p>
          </table:table-cell>
          <table:table-cell office:value-type="string" calcext:value-type="string">
            <text:p>(14.0625)</text:p>
          </table:table-cell>
          <table:table-cell table:formula="of:=AVERAGE([.C352:.C361])" office:value-type="float" office:value="32.44693" calcext:value-type="float">
            <text:p>32.44693</text:p>
          </table:table-cell>
          <table:table-cell office:value-type="float" office:value="32.44693" calcext:value-type="float">
            <text:p>32.446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114.639" calcext:value-type="float">
            <text:p>114.63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116.556" calcext:value-type="float">
            <text:p>116.55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116.611" calcext:value-type="float">
            <text:p>116.61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117.111" calcext:value-type="float">
            <text:p>117.11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117.273" calcext:value-type="float">
            <text:p>117.27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118.007" calcext:value-type="float">
            <text:p>118.00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118.244" calcext:value-type="float">
            <text:p>118.24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118.381" calcext:value-type="float">
            <text:p>118.38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118.636" calcext:value-type="float">
            <text:p>118.63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119.006" calcext:value-type="float">
            <text:p>119.006</text:p>
          </table:table-cell>
          <table:table-cell office:value-type="string" calcext:value-type="string">
            <text:p>(14.0625)</text:p>
          </table:table-cell>
          <table:table-cell table:formula="of:=AVERAGE([.C362:.C371])" office:value-type="float" office:value="117.4464" calcext:value-type="float">
            <text:p>117.4464</text:p>
          </table:table-cell>
          <table:table-cell office:value-type="float" office:value="117.4464" calcext:value-type="float">
            <text:p>117.44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26.021" calcext:value-type="float">
            <text:p>226.02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26.083" calcext:value-type="float">
            <text:p>226.08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27.69" calcext:value-type="float">
            <text:p>227.6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27.976" calcext:value-type="float">
            <text:p>227.97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28.845" calcext:value-type="float">
            <text:p>228.84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28.962" calcext:value-type="float">
            <text:p>228.96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29.381" calcext:value-type="float">
            <text:p>229.38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29.63" calcext:value-type="float">
            <text:p>229.6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29.976" calcext:value-type="float">
            <text:p>229.97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67.33" calcext:value-type="float">
            <text:p>267.33</text:p>
          </table:table-cell>
          <table:table-cell office:value-type="string" calcext:value-type="string">
            <text:p>(14.0625)</text:p>
          </table:table-cell>
          <table:table-cell table:formula="of:=AVERAGE([.C372:.C381])" office:value-type="float" office:value="232.1894" calcext:value-type="float">
            <text:p>232.1894</text:p>
          </table:table-cell>
          <table:table-cell office:value-type="float" office:value="232.1894" calcext:value-type="float">
            <text:p>232.189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96.507" calcext:value-type="float">
            <text:p>196.50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200.466" calcext:value-type="float">
            <text:p>200.46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226.554" calcext:value-type="float">
            <text:p>226.55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295.035" calcext:value-type="float">
            <text:p>295.03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303.2" calcext:value-type="float">
            <text:p>303.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303.942" calcext:value-type="float">
            <text:p>303.94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320.887" calcext:value-type="float">
            <text:p>320.88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332.689" calcext:value-type="float">
            <text:p>332.68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333.063" calcext:value-type="float">
            <text:p>333.06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351.115" calcext:value-type="float">
            <text:p>351.115</text:p>
          </table:table-cell>
          <table:table-cell office:value-type="string" calcext:value-type="string">
            <text:p>(14.0625)</text:p>
          </table:table-cell>
          <table:table-cell table:formula="of:=AVERAGE([.C382:.C391])" office:value-type="float" office:value="286.3458" calcext:value-type="float">
            <text:p>286.3458</text:p>
          </table:table-cell>
          <table:table-cell office:value-type="float" office:value="286.3458" calcext:value-type="float">
            <text:p>286.345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255.058" calcext:value-type="float">
            <text:p>255.05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281.686" calcext:value-type="float">
            <text:p>281.68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306.448" calcext:value-type="float">
            <text:p>306.44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309.695" calcext:value-type="float">
            <text:p>309.69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393.466" calcext:value-type="float">
            <text:p>393.46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398.685" calcext:value-type="float">
            <text:p>398.68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424.923" calcext:value-type="float">
            <text:p>424.92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436.422" calcext:value-type="float">
            <text:p>436.42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446.483" calcext:value-type="float">
            <text:p>446.48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484.358" calcext:value-type="float">
            <text:p>484.358</text:p>
          </table:table-cell>
          <table:table-cell office:value-type="string" calcext:value-type="string">
            <text:p>(14.0625)</text:p>
          </table:table-cell>
          <table:table-cell table:formula="of:=AVERAGE([.C392:.C401])" office:value-type="float" office:value="373.7224" calcext:value-type="float">
            <text:p>373.7224</text:p>
          </table:table-cell>
          <table:table-cell office:value-type="float" office:value="373.7224" calcext:value-type="float">
            <text:p>373.7224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453.114" calcext:value-type="float">
            <text:p>453.11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464.864" calcext:value-type="float">
            <text:p>464.86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465.85" calcext:value-type="float">
            <text:p>465.8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480.326" calcext:value-type="float">
            <text:p>480.32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507.801" calcext:value-type="float">
            <text:p>507.80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508.669" calcext:value-type="float">
            <text:p>508.66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511.162" calcext:value-type="float">
            <text:p>511.16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519.017" calcext:value-type="float">
            <text:p>519.01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519.564" calcext:value-type="float">
            <text:p>519.56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527.82" calcext:value-type="float">
            <text:p>527.82</text:p>
          </table:table-cell>
          <table:table-cell office:value-type="string" calcext:value-type="string">
            <text:p>(14.0625)</text:p>
          </table:table-cell>
          <table:table-cell table:formula="of:=AVERAGE([.C402:.C411])" office:value-type="float" office:value="495.8187" calcext:value-type="float">
            <text:p>495.8187</text:p>
          </table:table-cell>
          <table:table-cell office:value-type="float" office:value="495.8187" calcext:value-type="float">
            <text:p>495.8187</text:p>
          </table:table-cell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32" calcext:value-type="float">
            <text:p>32</text:p>
          </table:table-cell>
          <table:table-cell office:value-type="float" office:value="490.545" calcext:value-type="float">
            <text:p>490.54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32" calcext:value-type="float">
            <text:p>32</text:p>
          </table:table-cell>
          <table:table-cell office:value-type="float" office:value="512.541" calcext:value-type="float">
            <text:p>512.54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32" calcext:value-type="float">
            <text:p>32</text:p>
          </table:table-cell>
          <table:table-cell office:value-type="float" office:value="520.262" calcext:value-type="float">
            <text:p>520.26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32" calcext:value-type="float">
            <text:p>32</text:p>
          </table:table-cell>
          <table:table-cell office:value-type="float" office:value="535.253" calcext:value-type="float">
            <text:p>535.25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32" calcext:value-type="float">
            <text:p>32</text:p>
          </table:table-cell>
          <table:table-cell office:value-type="float" office:value="540.566" calcext:value-type="float">
            <text:p>540.56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32" calcext:value-type="float">
            <text:p>32</text:p>
          </table:table-cell>
          <table:table-cell office:value-type="float" office:value="544.384" calcext:value-type="float">
            <text:p>544.38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32" calcext:value-type="float">
            <text:p>32</text:p>
          </table:table-cell>
          <table:table-cell office:value-type="float" office:value="560.844" calcext:value-type="float">
            <text:p>560.84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32" calcext:value-type="float">
            <text:p>32</text:p>
          </table:table-cell>
          <table:table-cell office:value-type="float" office:value="564.235" calcext:value-type="float">
            <text:p>564.23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32" calcext:value-type="float">
            <text:p>32</text:p>
          </table:table-cell>
          <table:table-cell office:value-type="float" office:value="570.783" calcext:value-type="float">
            <text:p>570.78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32" calcext:value-type="float">
            <text:p>32</text:p>
          </table:table-cell>
          <table:table-cell office:value-type="float" office:value="580.944" calcext:value-type="float">
            <text:p>580.944</text:p>
          </table:table-cell>
          <table:table-cell office:value-type="string" calcext:value-type="string">
            <text:p>(14.0625)</text:p>
          </table:table-cell>
          <table:table-cell table:formula="of:=AVERAGE([.C412:.C421])" office:value-type="float" office:value="542.0357" calcext:value-type="float">
            <text:p>542.0357</text:p>
          </table:table-cell>
          <table:table-cell office:value-type="float" office:value="542.0357" calcext:value-type="float">
            <text:p>542.03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115.322" calcext:value-type="float">
            <text:p>115.32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122.256" calcext:value-type="float">
            <text:p>122.25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127.074" calcext:value-type="float">
            <text:p>127.07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141.992" calcext:value-type="float">
            <text:p>141.99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168.823" calcext:value-type="float">
            <text:p>168.82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57.01" calcext:value-type="float">
            <text:p>57.0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77.8402" calcext:value-type="float">
            <text:p>77.840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90.6705" calcext:value-type="float">
            <text:p>90.670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91.105" calcext:value-type="float">
            <text:p>91.10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92.7015" calcext:value-type="float">
            <text:p>92.7015</text:p>
          </table:table-cell>
          <table:table-cell office:value-type="string" calcext:value-type="string">
            <text:p>(14.0625)</text:p>
          </table:table-cell>
          <table:table-cell table:formula="of:=AVERAGE([.C422:.C431])" office:value-type="float" office:value="108.47942" calcext:value-type="float">
            <text:p>108.47942</text:p>
          </table:table-cell>
          <table:table-cell office:value-type="float" office:value="108.47942" calcext:value-type="float">
            <text:p>108.479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123.184" calcext:value-type="float">
            <text:p>123.18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136.79" calcext:value-type="float">
            <text:p>136.7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147.717" calcext:value-type="float">
            <text:p>147.71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151.969" calcext:value-type="float">
            <text:p>151.96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168.23" calcext:value-type="float">
            <text:p>168.2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177.145" calcext:value-type="float">
            <text:p>177.14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183.937" calcext:value-type="float">
            <text:p>183.93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218.69" calcext:value-type="float">
            <text:p>218.6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89.3885" calcext:value-type="float">
            <text:p>89.3885</text:p>
          </table:table-cell>
          <table:table-cell office:value-type="string" calcext:value-type="string">
            <text:p>(14.0625)</text:p>
          </table:table-cell>
          <table:table-cell table:formula="of:=AVERAGE([.C431:.C440])" office:value-type="float" office:value="148.9752" calcext:value-type="float">
            <text:p>148.9752</text:p>
          </table:table-cell>
          <table:table-cell office:value-type="float" office:value="148.9752" calcext:value-type="float">
            <text:p>148.97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99.0834" calcext:value-type="float">
            <text:p>99.083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office:value-type="float" office:value="146.153" calcext:value-type="float">
            <text:p>146.15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office:value-type="float" office:value="166.238" calcext:value-type="float">
            <text:p>166.23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office:value-type="float" office:value="176.563" calcext:value-type="float">
            <text:p>176.56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office:value-type="float" office:value="176.929" calcext:value-type="float">
            <text:p>176.92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office:value-type="float" office:value="190.59" calcext:value-type="float">
            <text:p>190.5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office:value-type="float" office:value="197.723" calcext:value-type="float">
            <text:p>197.72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office:value-type="float" office:value="203.722" calcext:value-type="float">
            <text:p>203.72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office:value-type="float" office:value="206.907" calcext:value-type="float">
            <text:p>206.90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office:value-type="float" office:value="217.247" calcext:value-type="float">
            <text:p>217.24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office:value-type="float" office:value="230.585" calcext:value-type="float">
            <text:p>230.585</text:p>
          </table:table-cell>
          <table:table-cell office:value-type="string" calcext:value-type="string">
            <text:p>(14.0625)</text:p>
          </table:table-cell>
          <table:table-cell table:formula="of:=AVERAGE([.C442:.C451])" office:value-type="float" office:value="191.2657" calcext:value-type="float">
            <text:p>191.2657</text:p>
          </table:table-cell>
          <table:table-cell office:value-type="float" office:value="191.2657" calcext:value-type="float">
            <text:p>191.265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89.468" calcext:value-type="float">
            <text:p>189.46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96.741" calcext:value-type="float">
            <text:p>196.74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97.232" calcext:value-type="float">
            <text:p>197.23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99.832" calcext:value-type="float">
            <text:p>199.83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205.199" calcext:value-type="float">
            <text:p>205.19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207.02" calcext:value-type="float">
            <text:p>207.0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207.456" calcext:value-type="float">
            <text:p>207.45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214.245" calcext:value-type="float">
            <text:p>214.24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215.016" calcext:value-type="float">
            <text:p>215.01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219.387" calcext:value-type="float">
            <text:p>219.387</text:p>
          </table:table-cell>
          <table:table-cell office:value-type="string" calcext:value-type="string">
            <text:p>(14.0625)</text:p>
          </table:table-cell>
          <table:table-cell table:formula="of:=AVERAGE([.C452:.C461])" office:value-type="float" office:value="205.1596" calcext:value-type="float">
            <text:p>205.1596</text:p>
          </table:table-cell>
          <table:table-cell office:value-type="float" office:value="205.1596" calcext:value-type="float">
            <text:p>205.159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238.759" calcext:value-type="float">
            <text:p>238.75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254.993" calcext:value-type="float">
            <text:p>254.99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258.499" calcext:value-type="float">
            <text:p>258.49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262.411" calcext:value-type="float">
            <text:p>262.41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273.347" calcext:value-type="float">
            <text:p>273.34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274.977" calcext:value-type="float">
            <text:p>274.97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280.924" calcext:value-type="float">
            <text:p>280.92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282.394" calcext:value-type="float">
            <text:p>282.39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284.701" calcext:value-type="float">
            <text:p>284.70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318.898" calcext:value-type="float">
            <text:p>318.898</text:p>
          </table:table-cell>
          <table:table-cell office:value-type="string" calcext:value-type="string">
            <text:p>(14.0625)</text:p>
          </table:table-cell>
          <table:table-cell table:formula="of:=AVERAGE([.C462:.C471])" office:value-type="float" office:value="272.9903" calcext:value-type="float">
            <text:p>272.9903</text:p>
          </table:table-cell>
          <table:table-cell office:value-type="float" office:value="272.9903" calcext:value-type="float">
            <text:p>272.9903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353.353" calcext:value-type="float">
            <text:p>353.35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398.121" calcext:value-type="float">
            <text:p>398.12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436.521" calcext:value-type="float">
            <text:p>436.52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440.276" calcext:value-type="float">
            <text:p>440.27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440.855" calcext:value-type="float">
            <text:p>440.85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456.671" calcext:value-type="float">
            <text:p>456.67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458.403" calcext:value-type="float">
            <text:p>458.40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461.75" calcext:value-type="float">
            <text:p>461.7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467.361" calcext:value-type="float">
            <text:p>467.36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480.46" calcext:value-type="float">
            <text:p>480.46</text:p>
          </table:table-cell>
          <table:table-cell office:value-type="string" calcext:value-type="string">
            <text:p>(14.0625)</text:p>
          </table:table-cell>
          <table:table-cell table:formula="of:=AVERAGE([.C472:.C481])" office:value-type="float" office:value="439.3771" calcext:value-type="float">
            <text:p>439.3771</text:p>
          </table:table-cell>
          <table:table-cell office:value-type="float" office:value="439.3771" calcext:value-type="float">
            <text:p>439.3771</text:p>
          </table:table-cell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64" calcext:value-type="float">
            <text:p>64</text:p>
          </table:table-cell>
          <table:table-cell office:value-type="float" office:value="505.629" calcext:value-type="float">
            <text:p>505.62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64" calcext:value-type="float">
            <text:p>64</text:p>
          </table:table-cell>
          <table:table-cell office:value-type="float" office:value="506.986" calcext:value-type="float">
            <text:p>506.98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64" calcext:value-type="float">
            <text:p>64</text:p>
          </table:table-cell>
          <table:table-cell office:value-type="float" office:value="540.896" calcext:value-type="float">
            <text:p>540.89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64" calcext:value-type="float">
            <text:p>64</text:p>
          </table:table-cell>
          <table:table-cell office:value-type="float" office:value="542.911" calcext:value-type="float">
            <text:p>542.91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64" calcext:value-type="float">
            <text:p>64</text:p>
          </table:table-cell>
          <table:table-cell office:value-type="float" office:value="546.25" calcext:value-type="float">
            <text:p>546.2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64" calcext:value-type="float">
            <text:p>64</text:p>
          </table:table-cell>
          <table:table-cell office:value-type="float" office:value="550.883" calcext:value-type="float">
            <text:p>550.88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64" calcext:value-type="float">
            <text:p>64</text:p>
          </table:table-cell>
          <table:table-cell office:value-type="float" office:value="571.145" calcext:value-type="float">
            <text:p>571.14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64" calcext:value-type="float">
            <text:p>64</text:p>
          </table:table-cell>
          <table:table-cell office:value-type="float" office:value="581.563" calcext:value-type="float">
            <text:p>581.56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64" calcext:value-type="float">
            <text:p>64</text:p>
          </table:table-cell>
          <table:table-cell office:value-type="float" office:value="590.701" calcext:value-type="float">
            <text:p>590.70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64" calcext:value-type="float">
            <text:p>64</text:p>
          </table:table-cell>
          <table:table-cell office:value-type="float" office:value="605.823" calcext:value-type="float">
            <text:p>605.823</text:p>
          </table:table-cell>
          <table:table-cell office:value-type="string" calcext:value-type="string">
            <text:p>(14.0625)</text:p>
          </table:table-cell>
          <table:table-cell table:formula="of:=AVERAGE([.C482:.C491])" office:value-type="float" office:value="554.2787" calcext:value-type="float">
            <text:p>554.2787</text:p>
          </table:table-cell>
          <table:table-cell office:value-type="float" office:value="554.2787" calcext:value-type="float">
            <text:p>554.27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102.271" calcext:value-type="float">
            <text:p>102.27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107.948" calcext:value-type="float">
            <text:p>107.94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108.913" calcext:value-type="float">
            <text:p>108.91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111.837" calcext:value-type="float">
            <text:p>111.83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116.727" calcext:value-type="float">
            <text:p>116.72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144.346" calcext:value-type="float">
            <text:p>144.34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172.2" calcext:value-type="float">
            <text:p>172.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179.382" calcext:value-type="float">
            <text:p>179.38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61.4099" calcext:value-type="float">
            <text:p>61.409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68.3596" calcext:value-type="float">
            <text:p>68.3596</text:p>
          </table:table-cell>
          <table:table-cell office:value-type="string" calcext:value-type="string">
            <text:p>(14.0625)</text:p>
          </table:table-cell>
          <table:table-cell table:formula="of:=AVERAGE([.C492:.C501])" office:value-type="float" office:value="117.33935" calcext:value-type="float">
            <text:p>117.33935</text:p>
          </table:table-cell>
          <table:table-cell office:value-type="float" office:value="117.33935" calcext:value-type="float">
            <text:p>117.339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100.855" calcext:value-type="float">
            <text:p>100.85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135.051" calcext:value-type="float">
            <text:p>135.05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144.272" calcext:value-type="float">
            <text:p>144.27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144.794" calcext:value-type="float">
            <text:p>144.79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170.181" calcext:value-type="float">
            <text:p>170.18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224.509" calcext:value-type="float">
            <text:p>224.50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232.334" calcext:value-type="float">
            <text:p>232.33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243.459" calcext:value-type="float">
            <text:p>243.45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244.73" calcext:value-type="float">
            <text:p>244.7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259.422" calcext:value-type="float">
            <text:p>259.422</text:p>
          </table:table-cell>
          <table:table-cell office:value-type="string" calcext:value-type="string">
            <text:p>(14.0625)</text:p>
          </table:table-cell>
          <table:table-cell table:formula="of:=AVERAGE([.C502:.C511])" office:value-type="float" office:value="189.9607" calcext:value-type="float">
            <text:p>189.9607</text:p>
          </table:table-cell>
          <table:table-cell office:value-type="float" office:value="189.9607" calcext:value-type="float">
            <text:p>189.960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164.311" calcext:value-type="float">
            <text:p>164.31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205.583" calcext:value-type="float">
            <text:p>205.58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221.072" calcext:value-type="float">
            <text:p>221.07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259.017" calcext:value-type="float">
            <text:p>259.01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270.426" calcext:value-type="float">
            <text:p>270.42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283.018" calcext:value-type="float">
            <text:p>283.01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285.276" calcext:value-type="float">
            <text:p>285.27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325.444" calcext:value-type="float">
            <text:p>325.44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327.908" calcext:value-type="float">
            <text:p>327.90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385.1" calcext:value-type="float">
            <text:p>385.1</text:p>
          </table:table-cell>
          <table:table-cell office:value-type="string" calcext:value-type="string">
            <text:p>(14.0625)</text:p>
          </table:table-cell>
          <table:table-cell table:formula="of:=AVERAGE([.C512:.C521])" office:value-type="float" office:value="272.7155" calcext:value-type="float">
            <text:p>272.7155</text:p>
          </table:table-cell>
          <table:table-cell office:value-type="float" office:value="272.7155" calcext:value-type="float">
            <text:p>272.715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201.649" calcext:value-type="float">
            <text:p>201.64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223.522" calcext:value-type="float">
            <text:p>223.52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230.955" calcext:value-type="float">
            <text:p>230.95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235.504" calcext:value-type="float">
            <text:p>235.50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238.192" calcext:value-type="float">
            <text:p>238.19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239.596" calcext:value-type="float">
            <text:p>239.59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242.789" calcext:value-type="float">
            <text:p>242.78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250.636" calcext:value-type="float">
            <text:p>250.63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255.573" calcext:value-type="float">
            <text:p>255.57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332.5" calcext:value-type="float">
            <text:p>332.5</text:p>
          </table:table-cell>
          <table:table-cell office:value-type="string" calcext:value-type="string">
            <text:p>(14.0625)</text:p>
          </table:table-cell>
          <table:table-cell table:formula="of:=AVERAGE([.C522:.C531])" office:value-type="float" office:value="245.0916" calcext:value-type="float">
            <text:p>245.0916</text:p>
          </table:table-cell>
          <table:table-cell office:value-type="float" office:value="245.0916" calcext:value-type="float">
            <text:p>245.091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office:value-type="float" office:value="252.925" calcext:value-type="float">
            <text:p>252.92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office:value-type="float" office:value="254.899" calcext:value-type="float">
            <text:p>254.89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office:value-type="float" office:value="258.373" calcext:value-type="float">
            <text:p>258.37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office:value-type="float" office:value="262.868" calcext:value-type="float">
            <text:p>262.86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office:value-type="float" office:value="274.481" calcext:value-type="float">
            <text:p>274.48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office:value-type="float" office:value="275.341" calcext:value-type="float">
            <text:p>275.341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office:value-type="float" office:value="287.37" calcext:value-type="float">
            <text:p>287.3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office:value-type="float" office:value="307.162" calcext:value-type="float">
            <text:p>307.16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office:value-type="float" office:value="307.467" calcext:value-type="float">
            <text:p>307.46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office:value-type="float" office:value="316.201" calcext:value-type="float">
            <text:p>316.201</text:p>
          </table:table-cell>
          <table:table-cell office:value-type="string" calcext:value-type="string">
            <text:p>(14.0625)</text:p>
          </table:table-cell>
          <table:table-cell table:formula="of:=AVERAGE([.C532:.C541])" office:value-type="float" office:value="279.7087" calcext:value-type="float">
            <text:p>279.7087</text:p>
          </table:table-cell>
          <table:table-cell office:value-type="float" office:value="279.7087" calcext:value-type="float">
            <text:p>279.7087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404.6" calcext:value-type="float">
            <text:p>404.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413.124" calcext:value-type="float">
            <text:p>413.12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439.734" calcext:value-type="float">
            <text:p>439.73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441.229" calcext:value-type="float">
            <text:p>441.22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447.157" calcext:value-type="float">
            <text:p>447.15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450.909" calcext:value-type="float">
            <text:p>450.909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467.296" calcext:value-type="float">
            <text:p>467.29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490.816" calcext:value-type="float">
            <text:p>490.81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500.594" calcext:value-type="float">
            <text:p>500.59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506.947" calcext:value-type="float">
            <text:p>506.947</text:p>
          </table:table-cell>
          <table:table-cell office:value-type="string" calcext:value-type="string">
            <text:p>(14.0625)</text:p>
          </table:table-cell>
          <table:table-cell table:formula="of:=AVERAGE([.C542:.C551])" office:value-type="float" office:value="456.2406" calcext:value-type="float">
            <text:p>456.2406</text:p>
          </table:table-cell>
          <table:table-cell office:value-type="float" office:value="456.2406" calcext:value-type="float">
            <text:p>456.2406</text:p>
          </table:table-cell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28" calcext:value-type="float">
            <text:p>128</text:p>
          </table:table-cell>
          <table:table-cell office:value-type="float" office:value="501.357" calcext:value-type="float">
            <text:p>501.357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28" calcext:value-type="float">
            <text:p>128</text:p>
          </table:table-cell>
          <table:table-cell office:value-type="float" office:value="519.355" calcext:value-type="float">
            <text:p>519.355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28" calcext:value-type="float">
            <text:p>128</text:p>
          </table:table-cell>
          <table:table-cell office:value-type="float" office:value="529.732" calcext:value-type="float">
            <text:p>529.732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28" calcext:value-type="float">
            <text:p>128</text:p>
          </table:table-cell>
          <table:table-cell office:value-type="float" office:value="531.633" calcext:value-type="float">
            <text:p>531.633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28" calcext:value-type="float">
            <text:p>128</text:p>
          </table:table-cell>
          <table:table-cell office:value-type="float" office:value="544.066" calcext:value-type="float">
            <text:p>544.066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28" calcext:value-type="float">
            <text:p>128</text:p>
          </table:table-cell>
          <table:table-cell office:value-type="float" office:value="553.768" calcext:value-type="float">
            <text:p>553.76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28" calcext:value-type="float">
            <text:p>128</text:p>
          </table:table-cell>
          <table:table-cell office:value-type="float" office:value="558.274" calcext:value-type="float">
            <text:p>558.27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28" calcext:value-type="float">
            <text:p>128</text:p>
          </table:table-cell>
          <table:table-cell office:value-type="float" office:value="565.344" calcext:value-type="float">
            <text:p>565.344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28" calcext:value-type="float">
            <text:p>128</text:p>
          </table:table-cell>
          <table:table-cell office:value-type="float" office:value="587.768" calcext:value-type="float">
            <text:p>587.768</text:p>
          </table:table-cell>
          <table:table-cell office:value-type="string" calcext:value-type="string">
            <text:p>(14.0625)</text:p>
          </table:table-cell>
          <table:table-cell table:number-columns-repeated="2"/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28" calcext:value-type="float">
            <text:p>128</text:p>
          </table:table-cell>
          <table:table-cell office:value-type="float" office:value="603.371" calcext:value-type="float">
            <text:p>603.371</text:p>
          </table:table-cell>
          <table:table-cell office:value-type="string" calcext:value-type="string">
            <text:p>(14.0625)</text:p>
          </table:table-cell>
          <table:table-cell table:formula="of:=AVERAGE([.C552:.C561])" office:value-type="float" office:value="549.4668" calcext:value-type="float">
            <text:p>549.4668</text:p>
          </table:table-cell>
          <table:table-cell office:value-type="float" office:value="549.4668" calcext:value-type="float">
            <text:p>549.4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17:14:31.686826183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2357" meta:object-count="0"/>
  </office:meta>
</office:document-meta>
</file>

<file path=Basic/Standard/COMPUTE.xml><?xml version="1.0" encoding="utf-8"?>
<!DOCTYPE module  PUBLIC '-//OpenOffice.org//DTD OfficeDocument 1.0//EN'  'module.dtd'>
<script:module xmlns:script="http://openoffice.org/2000/script" script:name="COMPUTE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MPUT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